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border="0.0034in solid #D9D9E3" fo:padding="0in" style:shadow="none" fo:margin-bottom="0.2083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2" style:parent-style-name="Normal" style:family="paragraph">
      <style:paragraph-properties fo:border="0.0034in solid #D9D9E3" fo:padding="0in" style:shadow="none" fo:margin-top="0.2083in" fo:margin-bottom="0.2083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3" style:parent-style-name="Normal" style:family="paragraph">
      <style:paragraph-properties fo:border="0.0034in solid #D9D9E3" fo:padding="0in" style:shadow="none" fo:margin-top="0.2083in" fo:margin-bottom="0.2083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4" style:parent-style-name="Normal" style:list-style-name="LFO1" style:family="paragraph">
      <style:paragraph-properties fo:border="0.0034in solid #D9D9E3" fo:padding-top="0in" fo:padding-left="0.0694in" fo:padding-bottom="0in" fo:padding-right="0in" style:shadow="none" fo:margin-bottom="0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5" style:parent-style-name="Normal" style:list-style-name="LFO1" style:family="paragraph">
      <style:paragraph-properties fo:border="0.0034in solid #D9D9E3" fo:padding-top="0in" fo:padding-left="0.0694in" fo:padding-bottom="0in" fo:padding-right="0in" style:shadow="none" fo:margin-bottom="0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6" style:parent-style-name="Normal" style:family="paragraph">
      <style:paragraph-properties fo:border="0.0034in solid #D9D9E3" fo:padding="0in" style:shadow="none" fo:margin-top="0.2083in" fo:margin-bottom="0.2083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7" style:parent-style-name="Normal" style:list-style-name="LFO2" style:family="paragraph">
      <style:paragraph-properties fo:border="0.0034in solid #D9D9E3" fo:padding-top="0in" fo:padding-left="0.0694in" fo:padding-bottom="0in" fo:padding-right="0in" style:shadow="none" fo:margin-bottom="0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8" style:parent-style-name="Normal" style:list-style-name="LFO2" style:family="paragraph">
      <style:paragraph-properties fo:border="0.0034in solid #D9D9E3" fo:padding-top="0in" fo:padding-left="0.0694in" fo:padding-bottom="0in" fo:padding-right="0in" style:shadow="none" fo:margin-bottom="0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9" style:parent-style-name="Normal" style:list-style-name="LFO2" style:family="paragraph">
      <style:paragraph-properties fo:border="0.0034in solid #D9D9E3" fo:padding-top="0in" fo:padding-left="0.0694in" fo:padding-bottom="0in" fo:padding-right="0in" style:shadow="none" fo:margin-bottom="0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10" style:parent-style-name="Normal" style:list-style-name="LFO2" style:family="paragraph">
      <style:paragraph-properties fo:border="0.0034in solid #D9D9E3" fo:padding-top="0in" fo:padding-left="0.0694in" fo:padding-bottom="0in" fo:padding-right="0in" style:shadow="none" fo:margin-bottom="0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11" style:parent-style-name="Normal" style:list-style-name="LFO2" style:family="paragraph">
      <style:paragraph-properties fo:border="0.0034in solid #D9D9E3" fo:padding-top="0in" fo:padding-left="0.0694in" fo:padding-bottom="0in" fo:padding-right="0in" style:shadow="none" fo:margin-bottom="0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12" style:parent-style-name="Normal" style:family="paragraph">
      <style:paragraph-properties fo:border="0.0034in solid #D9D9E3" fo:padding="0in" style:shadow="none" fo:margin-top="0.2083in" fo:margin-bottom="0.2083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13" style:parent-style-name="Normal" style:family="paragraph">
      <style:paragraph-properties fo:border="0.0034in solid #D9D9E3" fo:padding="0in" style:shadow="none" fo:margin-top="0.2083in" fo:margin-bottom="0.2083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14" style:parent-style-name="Normal" style:family="paragraph">
      <style:paragraph-properties fo:border="0.0034in solid #D9D9E3" fo:padding="0in" style:shadow="none" fo:margin-top="0.2083in" fo:margin-bottom="0.2083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15" style:parent-style-name="Normal" style:family="paragraph">
      <style:paragraph-properties fo:border="0.0034in solid #D9D9E3" fo:padding="0in" style:shadow="none" fo:margin-top="0.2083in" fo:margin-bottom="0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16" style:parent-style-name="Normal" style:family="paragraph">
      <style:paragraph-properties fo:border="0.0034in solid #D9D9E3" fo:padding="0in" style:shadow="none" fo:margin-top="0.2083in" fo:margin-bottom="0in" fo:line-height="100%" fo:background-color="#F7F7F8"/>
      <style:text-properties style:font-name="Segoe UI" style:font-name-asian="Times New Roman" style:font-name-complex="Segoe UI" fo:color="#374151" style:letter-kerning="false" fo:font-size="12pt" style:font-size-asian="12pt" style:font-size-complex="12pt" style:language-asian="lt" style:country-asian="LT"/>
    </style:style>
    <style:style style:name="P17" style:parent-style-name="Normal" style:family="paragraph">
      <style:paragraph-properties fo:border="0.0034in solid #D9D9E3" fo:padding="0in" style:shadow="none" fo:margin-top="0.2083in" fo:margin-bottom="0in" fo:line-height="100%" fo:background-color="#F7F7F8"/>
    </style:style>
    <style:style style:name="T18"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lt" style:country-asian="LT"/>
    </style:style>
    <style:style style:name="T19" style:parent-style-name="Hyperlink" style:family="text">
      <style:text-properties style:font-name="Segoe UI" style:font-name-asian="Times New Roman" style:font-name-complex="Segoe UI" style:letter-kerning="false" fo:font-size="12pt" style:font-size-asian="12pt" style:font-size-complex="12pt" style:language-asian="lt" style:country-asian="LT"/>
    </style:style>
    <style:style style:name="T20" style:parent-style-name="Hyperlink" style:family="text">
      <style:text-properties style:font-name="Segoe UI" style:font-name-asian="Times New Roman" style:font-name-complex="Segoe UI" style:letter-kerning="false" fo:font-size="12pt" style:font-size-asian="12pt" style:font-size-complex="12pt" fo:language="en" fo:country="US" style:language-asian="lt" style:country-asian="LT"/>
    </style:style>
    <style:style style:name="P21" style:parent-style-name="Normal" style:family="paragraph">
      <style:paragraph-properties fo:border="0.0034in solid #D9D9E3" fo:padding="0in" style:shadow="none" fo:margin-top="0.2083in" fo:margin-bottom="0in" fo:line-height="100%" fo:background-color="#F7F7F8"/>
      <style:text-properties style:font-name="Segoe UI" style:font-name-asian="Times New Roman" style:font-name-complex="Segoe UI" fo:color="#374151" style:letter-kerning="false" fo:font-size="12pt" style:font-size-asian="12pt" style:font-size-complex="12pt" fo:language="en" fo:country="US" style:language-asian="lt" style:country-asian="LT"/>
    </style:style>
  </office:automatic-styles>
  <office:body>
    <office:text text:use-soft-page-breaks="true">
      <text:p text:style-name="P1">Pagarbiai,</text:p>
      <text:p text:style-name="P2">Aš norėčiau pateikti Jums mano gyvenimo aprašymą ir darbinę patirtį.</text:p>
      <text:p text:style-name="P3">Išsilavinimas:</text:p>
      <text:list text:style-name="LFO1" text:continue-numbering="true">
        <text:list-item>
          <text:p text:style-name="P4">Kauno 25-oji vidurinė mokykla, Kaunas, 1974-1985 m.</text:p>
        </text:list-item>
        <text:list-item>
          <text:p text:style-name="P5">Kauno medicinos akademija, specialybė: Odontologija, 1985-1990 m.,<text:s/>kvalifikacija:<text:s/>bendrosios praktikos<text:s/>gydytojas odontologas.</text:p>
        </text:list-item>
      </text:list>
      <text:p text:style-name="P6">Darbinė patirtis:</text:p>
      <text:list text:style-name="LFO2" text:continue-numbering="true">
        <text:list-item>
          <text:p text:style-name="P7">1990-1997 m.: Kauno Kalniečių poliklinika, vaikų odontologijos skyrius, pareigos: gydytoja odontologė.</text:p>
        </text:list-item>
        <text:list-item>
          <text:p text:style-name="P8">1997-2004 m.: UAB "Anvija", pareigos: veiklos vadybininkė.</text:p>
        </text:list-item>
        <text:list-item>
          <text:p text:style-name="P9">2004-2007 m.: UAB "MedGrupe", pareigos: protezavimo ant implantų konsultantė.</text:p>
        </text:list-item>
        <text:list-item>
          <text:p text:style-name="P10">2007-2017 m.: Žaliakanio odontologijos klinika.</text:p>
        </text:list-item>
        <text:list-item>
          <text:p text:style-name="P11">2017 m. iki dabar: V. Juralevičienės odontologijos klinika.</text:p>
        </text:list-item>
      </text:list>
      <text:p text:style-name="P12">Esu patyrusi ir kvalifikuota gydytoja odontologė su daugiau nei 30 metų darbo patirtimi. Mano specialybė apima tiek vaikų odontologiją, tiek protezavimą ant implantų. Per savo karjerą dirbau skirtingose įstaigose, įgyjau daug žinių ir patirties.</text:p>
      <text:p text:style-name="P13">Esu profesionali, atsakinga ir rūpestinga savo pacientų sveikatai. Mano tikslas yra teikti aukščiausio lygio odontologines paslaugas ir padėti pacientams pasiekti sveikus ir gražius dantis.</text:p>
      <text:p text:style-name="P14">Jeigu turite kokių nors papildomų klausimų ar norite gauti daugiau informacijos, mielai atsakysiu. Ačiū už Jūsų dėmesį.</text:p>
      <text:p text:style-name="P15">Su pagarba,<text:s/></text:p>
      <text:p text:style-name="P16">Jolita Puodžiūnienė</text:p>
      <text:p text:style-name="P17"><text:span text:style-name="T18">Email:<text:s/></text:span><text:a xlink:href="mailto:johelen@gmail.com" office:target-frame-name="_top" xlink:show="replace"><text:span text:style-name="T19">johelen</text:span><text:span text:style-name="T20">@gmail.com</text:span></text:a></text:p>
      <text:p text:style-name="P21">Mob.: +37065224865</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lt" style:country-asian="L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ytis Puodžiūnas</meta:initial-creator>
    <dc:creator>Rytis Puodžiūnas</dc:creator>
    <meta:creation-date>2023-10-03T09:50:00Z</meta:creation-date>
    <dc:date>2023-10-03T13:31:00Z</dc:date>
    <meta:print-date>2023-10-03T13:30:00Z</meta:print-date>
    <meta:template xlink:href="Normal" xlink:type="simple"/>
    <meta:editing-cycles>3</meta:editing-cycles>
    <meta:editing-duration>PT11160S</meta:editing-duration>
    <meta:document-statistic meta:page-count="1" meta:paragraph-count="2" meta:word-count="835" meta:character-count="1310" meta:row-count="3" meta:non-whitespace-character-count="477"/>
  </office:meta>
</office:document-meta>
</file>